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list-style-name="L1">
      <style:paragraph-properties fo:margin-top="0in" fo:margin-bottom="0in"/>
    </style:style>
    <style:style style:name="P14" style:family="paragraph" style:parent-style-name="Text_20_body" style:list-style-name="L2">
      <style:paragraph-properties fo:margin-top="0in" fo:margin-bottom="0in"/>
    </style:style>
    <style:style style:name="P15" style:family="paragraph" style:parent-style-name="Text_20_body" style:list-style-name="L3">
      <style:paragraph-properties fo:margin-top="0in" fo:margin-bottom="0in"/>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office:automatic-styles>
  <office:body>
    <office:text>
      <text:h text:style-name="Heading_20_1" text:outline-level="1"><text:bookmark-start text:name="sistema-di-rischio"/>Sistema di rischio<text:bookmark-end text:name="sistema-di-rischio"/></text:h>
      <text:p text:style-name="First_20_paragraph">Titolo originale: Necropraxis Productions Hazard System v0.3 (2017) <text:a xlink:type="simple" xlink:href="http://www.necropraxis.com/hazard-system/" office:name=""><text:span text:style-name="Definition">http://www.necropraxis.com/hazard-system/</text:span></text:a></text:p>
      <text:p text:style-name="Text_20_body">Rilasciato sotto licenza Creative Commons Attribution 3.0 Unported license.</text:p>
      <text:p text:style-name="Text_20_body">Traduzione di Roberto Bisceglie</text:p>
      <text:p text:style-name="Text_20_body"><text:a xlink:type="simple" xlink:href="SistemaDiRischio.pdf" office:name=""><text:span text:style-name="Definition">PDF</text:span></text:a><text:line-break/><text:a xlink:type="simple" xlink:href="SistemaDiRischio.odt" office:name=""><text:span text:style-name="Definition">ODT</text:span></text:a></text:p>
      <text:p text:style-name="Text_20_body">Il dado di rischio a sei facce distribuisce le minacce, gestisce le risorse come la luce e tiene traccia il tempo. È il motore che fa avanzare il gioco, assicurando che le scelte abbiano conseguenze, riducendo al minimo le operazioni di bookkeeping. Perché un turno sia svolto, un giocatore deve tirare il dado di rischio e l'arbitro deve interpretare i risultati in base al tipo di turno in corso. Durante un turno, ogni giocatore può compiere un'azione completa. La forma generale del dado di rischio è:</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HeaderRowCell" office:value-type="string">
              <text:p text:style-name="P1">1</text:p>
            </table:table-cell>
            <table:table-cell table:style-name="TableHeaderRowCell" office:value-type="string">
              <text:p text:style-name="P2">2</text:p>
            </table:table-cell>
            <table:table-cell table:style-name="TableHeaderRowCell" office:value-type="string">
              <text:p text:style-name="P3">3</text:p>
            </table:table-cell>
            <table:table-cell table:style-name="TableHeaderRowCell" office:value-type="string">
              <text:p text:style-name="P4">4</text:p>
            </table:table-cell>
            <table:table-cell table:style-name="TableHeaderRowCell" office:value-type="string">
              <text:p text:style-name="P5">5</text:p>
            </table:table-cell>
            <table:table-cell table:style-name="TableHeaderRowCell" office:value-type="string">
              <text:p text:style-name="P6">6</text:p>
            </table:table-cell>
          </table:table-row>
        </table:table-header-rows>
        <table:table-row>
          <table:table-cell table:style-name="TableRowCell" office:value-type="string">
            <text:p text:style-name="P7">Contrattempo</text:p>
          </table:table-cell>
          <table:table-cell table:style-name="TableRowCell" office:value-type="string">
            <text:p text:style-name="P8">Fatica</text:p>
          </table:table-cell>
          <table:table-cell table:style-name="TableRowCell" office:value-type="string">
            <text:p text:style-name="P9">Esaurimento</text:p>
          </table:table-cell>
          <table:table-cell table:style-name="TableRowCell" office:value-type="string">
            <text:p text:style-name="P10">Zona</text:p>
          </table:table-cell>
          <table:table-cell table:style-name="TableRowCell" office:value-type="string">
            <text:p text:style-name="P11">Percezione</text:p>
          </table:table-cell>
          <table:table-cell table:style-name="TableRowCell" office:value-type="string">
            <text:p text:style-name="P12">Vantaggio</text:p>
          </table:table-cell>
        </table:table-row>
      </table:table>
      <text:h text:style-name="Heading_20_2" text:outline-level="2"><text:bookmark-start text:name="interpretazioni-del-dado-di-rischio"/>Interpretazioni del dado di rischio<text:bookmark-end text:name="interpretazioni-del-dado-di-rischio"/></text:h>
      <text:h text:style-name="Heading_20_3" text:outline-level="3"><text:bookmark-start text:name="turno-nel-rifugio"/>Turno nel rifugio<text:bookmark-end text:name="turno-nel-rifugio"/></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6</text:p>
            </table:table-cell>
            <table:table-cell table:style-name="TableHeaderRowCell" office:value-type="string">
              <text:p text:style-name="Table_20_Heading">Risultato</text:p>
            </table:table-cell>
            <table:table-cell table:style-name="TableHeaderRowCell" office:value-type="string">
              <text:p text:style-name="Table_20_Heading">Interpretazion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ontrattempo</text:p>
          </table:table-cell>
          <table:table-cell table:style-name="TableRowCell" office:value-type="string">
            <text:p text:style-name="Table_20_Contents">Incontro (usare la tabella regionale) o disastro (vedi sotto)</text:p>
          </table:table-cell>
        </table:table-row>
        <table:table-row>
          <table:table-cell table:style-name="TableRowCell" office:value-type="string">
            <text:p text:style-name="Table_20_Contents">2</text:p>
          </table:table-cell>
          <table:table-cell table:style-name="TableRowCell" office:value-type="string">
            <text:p text:style-name="Table_20_Contents">Fatica</text:p>
          </table:table-cell>
          <table:table-cell table:style-name="TableRowCell" office:value-type="string">
            <text:p text:style-name="Table_20_Contents">Carenza (1 medicina, 2-3 siccità, 4-5 carestia, 6 fiducia)</text:p>
          </table:table-cell>
        </table:table-row>
        <table:table-row>
          <table:table-cell table:style-name="TableRowCell" office:value-type="string">
            <text:p text:style-name="Table_20_Contents">3</text:p>
          </table:table-cell>
          <table:table-cell table:style-name="TableRowCell" office:value-type="string">
            <text:p text:style-name="Table_20_Contents">Esaurimento</text:p>
          </table:table-cell>
          <table:table-cell table:style-name="TableRowCell" office:value-type="string">
            <text:p text:style-name="Table_20_Contents">Eliminare una o più condizioni di rifugio</text:p>
          </table:table-cell>
        </table:table-row>
        <table:table-row>
          <table:table-cell table:style-name="TableRowCell" office:value-type="string">
            <text:p text:style-name="Table_20_Contents">4</text:p>
          </table:table-cell>
          <table:table-cell table:style-name="TableRowCell" office:value-type="string">
            <text:p text:style-name="Table_20_Contents">Zona</text:p>
          </table:table-cell>
          <table:table-cell table:style-name="TableRowCell" office:value-type="string">
            <text:p text:style-name="Table_20_Contents">Anticipo della stagione (o altro cambiamento in zona)</text:p>
          </table:table-cell>
        </table:table-row>
        <table:table-row>
          <table:table-cell table:style-name="TableRowCell" office:value-type="string">
            <text:p text:style-name="Table_20_Contents">5</text:p>
          </table:table-cell>
          <table:table-cell table:style-name="TableRowCell" office:value-type="string">
            <text:p text:style-name="Table_20_Contents">Percezione</text:p>
          </table:table-cell>
          <table:table-cell table:style-name="TableRowCell" office:value-type="string">
            <text:p text:style-name="Table_20_Contents">Prevedere un disastro incombente</text:p>
          </table:table-cell>
        </table:table-row>
        <table:table-row>
          <table:table-cell table:style-name="TableRowCell" office:value-type="string">
            <text:p text:style-name="Table_20_Contents">6</text:p>
          </table:table-cell>
          <table:table-cell table:style-name="TableRowCell" office:value-type="string">
            <text:p text:style-name="Table_20_Contents">Vantaggio</text:p>
          </table:table-cell>
          <table:table-cell table:style-name="TableRowCell" office:value-type="string">
            <text:p text:style-name="Table_20_Contents">Recupero completo</text:p>
          </table:table-cell>
        </table:table-row>
      </table:table>
      <text:h text:style-name="Heading_20_3" text:outline-level="3"><text:bookmark-start text:name="turno-nelle-terre-selvagge"/>Turno nelle terre selvagge<text:bookmark-end text:name="turno-nelle-terre-selvagge"/></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d6</text:p>
            </table:table-cell>
            <table:table-cell table:style-name="TableHeaderRowCell" office:value-type="string">
              <text:p text:style-name="Table_20_Heading">Risultato</text:p>
            </table:table-cell>
            <table:table-cell table:style-name="TableHeaderRowCell" office:value-type="string">
              <text:p text:style-name="Table_20_Heading">Interpretazion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ontrattempo</text:p>
          </table:table-cell>
          <table:table-cell table:style-name="TableRowCell" office:value-type="string">
            <text:p text:style-name="Table_20_Contents">Incontro (usare la tabella regionale) o strada/ponte bloccati</text:p>
          </table:table-cell>
        </table:table-row>
        <table:table-row>
          <table:table-cell table:style-name="TableRowCell" office:value-type="string">
            <text:p text:style-name="Table_20_Contents">2</text:p>
          </table:table-cell>
          <table:table-cell table:style-name="TableRowCell" office:value-type="string">
            <text:p text:style-name="Table_20_Contents">Fatica</text:p>
          </table:table-cell>
          <table:table-cell table:style-name="TableRowCell" office:value-type="string">
            <text:p text:style-name="Table_20_Contents">Riposare e consumare razioni (1/persona) o subire danni minori (1 HP)</text:p>
          </table:table-cell>
        </table:table-row>
        <table:table-row>
          <table:table-cell table:style-name="TableRowCell" office:value-type="string">
            <text:p text:style-name="Table_20_Contents">3</text:p>
          </table:table-cell>
          <table:table-cell table:style-name="TableRowCell" office:value-type="string">
            <text:p text:style-name="Table_20_Contents">Esaurimento</text:p>
          </table:table-cell>
          <table:table-cell table:style-name="TableRowCell" office:value-type="string">
            <text:p text:style-name="Table_20_Contents">Scadenza di una condizione transitoria</text:p>
          </table:table-cell>
        </table:table-row>
        <table:table-row>
          <table:table-cell table:style-name="TableRowCell" office:value-type="string">
            <text:p text:style-name="Table_20_Contents">4</text:p>
          </table:table-cell>
          <table:table-cell table:style-name="TableRowCell" office:value-type="string">
            <text:p text:style-name="Table_20_Contents">Zona</text:p>
          </table:table-cell>
          <table:table-cell table:style-name="TableRowCell" office:value-type="string">
            <text:p text:style-name="Table_20_Contents">Cambiamento del clima (o altri cambiamenti in zona)</text:p>
          </table:table-cell>
        </table:table-row>
        <table:table-row>
          <table:table-cell table:style-name="TableRowCell" office:value-type="string">
            <text:p text:style-name="Table_20_Contents">5</text:p>
          </table:table-cell>
          <table:table-cell table:style-name="TableRowCell" office:value-type="string">
            <text:p text:style-name="Table_20_Contents">Percezione</text:p>
          </table:table-cell>
          <table:table-cell table:style-name="TableRowCell" office:value-type="string">
            <text:p text:style-name="Table_20_Contents">Suggerimento o indizio sul prossimo incontro</text:p>
          </table:table-cell>
        </table:table-row>
        <table:table-row>
          <table:table-cell table:style-name="TableRowCell" office:value-type="string">
            <text:p text:style-name="Table_20_Contents">6</text:p>
          </table:table-cell>
          <table:table-cell table:style-name="TableRowCell" office:value-type="string">
            <text:p text:style-name="Table_20_Contents">Vantaggio</text:p>
          </table:table-cell>
          <table:table-cell table:style-name="TableRowCell" office:value-type="string">
            <text:p text:style-name="Table_20_Contents">Turno libero</text:p>
          </table:table-cell>
        </table:table-row>
      </table:table>
      <text:h text:style-name="Heading_20_3" text:outline-level="3"><text:bookmark-start text:name="turno-nel-dungeon"/>Turno nel dungeon<text:bookmark-end text:name="turno-nel-dungeon"/></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d6</text:p>
            </table:table-cell>
            <table:table-cell table:style-name="TableHeaderRowCell" office:value-type="string">
              <text:p text:style-name="Table_20_Heading">Risultato</text:p>
            </table:table-cell>
            <table:table-cell table:style-name="TableHeaderRowCell" office:value-type="string">
              <text:p text:style-name="Table_20_Heading">Interpretazion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ontrattempo</text:p>
          </table:table-cell>
          <table:table-cell table:style-name="TableRowCell" office:value-type="string">
            <text:p text:style-name="Table_20_Contents">Incontro (usare la tabella regionale)</text:p>
          </table:table-cell>
        </table:table-row>
        <table:table-row>
          <table:table-cell table:style-name="TableRowCell" office:value-type="string">
            <text:p text:style-name="Table_20_Contents">2</text:p>
          </table:table-cell>
          <table:table-cell table:style-name="TableRowCell" office:value-type="string">
            <text:p text:style-name="Table_20_Contents">Fatica</text:p>
          </table:table-cell>
          <table:table-cell table:style-name="TableRowCell" office:value-type="string">
            <text:p text:style-name="Table_20_Contents">Riposare e consumare razioni (1/persona) o subire danni minori (1 HP)</text:p>
          </table:table-cell>
        </table:table-row>
        <table:table-row>
          <table:table-cell table:style-name="TableRowCell" office:value-type="string">
            <text:p text:style-name="Table_20_Contents">3</text:p>
          </table:table-cell>
          <table:table-cell table:style-name="TableRowCell" office:value-type="string">
            <text:p text:style-name="Table_20_Contents">Esaurimento</text:p>
          </table:table-cell>
          <table:table-cell table:style-name="TableRowCell" office:value-type="string">
            <text:p text:style-name="Table_20_Contents">Scadenza di una condizione transitoria (luce, incantesimo, etc)</text:p>
          </table:table-cell>
        </table:table-row>
        <table:table-row>
          <table:table-cell table:style-name="TableRowCell" office:value-type="string">
            <text:p text:style-name="Table_20_Contents">4</text:p>
          </table:table-cell>
          <table:table-cell table:style-name="TableRowCell" office:value-type="string">
            <text:p text:style-name="Table_20_Contents">Zona</text:p>
          </table:table-cell>
          <table:table-cell table:style-name="TableRowCell" office:value-type="string">
            <text:p text:style-name="Table_20_Contents">Cambiamento dello stato del dungeon (o altri cambiamenti in zona)</text:p>
          </table:table-cell>
        </table:table-row>
        <table:table-row>
          <table:table-cell table:style-name="TableRowCell" office:value-type="string">
            <text:p text:style-name="Table_20_Contents">5</text:p>
          </table:table-cell>
          <table:table-cell table:style-name="TableRowCell" office:value-type="string">
            <text:p text:style-name="Table_20_Contents">Percezione</text:p>
          </table:table-cell>
          <table:table-cell table:style-name="TableRowCell" office:value-type="string">
            <text:p text:style-name="Table_20_Contents">Suggerimento o indizio sul prossimo incontro</text:p>
          </table:table-cell>
        </table:table-row>
        <table:table-row>
          <table:table-cell table:style-name="TableRowCell" office:value-type="string">
            <text:p text:style-name="Table_20_Contents">6</text:p>
          </table:table-cell>
          <table:table-cell table:style-name="TableRowCell" office:value-type="string">
            <text:p text:style-name="Table_20_Contents">Vantaggio</text:p>
          </table:table-cell>
          <table:table-cell table:style-name="TableRowCell" office:value-type="string">
            <text:p text:style-name="Table_20_Contents">Turno libero</text:p>
          </table:table-cell>
        </table:table-row>
      </table:table>
      <text:h text:style-name="Heading_20_3" text:outline-level="3"><text:bookmark-start text:name="turno-di-combattimento"/>Turno di combattimento<text:bookmark-end text:name="turno-di-combattimento"/></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d6</text:p>
            </table:table-cell>
            <table:table-cell table:style-name="TableHeaderRowCell" office:value-type="string">
              <text:p text:style-name="Table_20_Heading">Risultato</text:p>
            </table:table-cell>
            <table:table-cell table:style-name="TableHeaderRowCell" office:value-type="string">
              <text:p text:style-name="Table_20_Heading">Interpretazion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Contrattempo</text:p>
          </table:table-cell>
          <table:table-cell table:style-name="TableRowCell" office:value-type="string">
            <text:p text:style-name="Table_20_Contents">Gli avversari agiscono per primi o avviene un incontro supplementare (usare la tabella di zona)</text:p>
          </table:table-cell>
        </table:table-row>
        <table:table-row>
          <table:table-cell table:style-name="TableRowCell" office:value-type="string">
            <text:p text:style-name="Table_20_Contents">2</text:p>
          </table:table-cell>
          <table:table-cell table:style-name="TableRowCell" office:value-type="string">
            <text:p text:style-name="Table_20_Contents">Fatica</text:p>
          </table:table-cell>
          <table:table-cell table:style-name="TableRowCell" office:value-type="string">
            <text:p text:style-name="Table_20_Contents">Si subiscono danni minori (1 HP) se impegnati in mischia</text:p>
          </table:table-cell>
        </table:table-row>
        <table:table-row>
          <table:table-cell table:style-name="TableRowCell" office:value-type="string">
            <text:p text:style-name="Table_20_Contents">3</text:p>
          </table:table-cell>
          <table:table-cell table:style-name="TableRowCell" office:value-type="string">
            <text:p text:style-name="Table_20_Contents">Esaurimento</text:p>
          </table:table-cell>
          <table:table-cell table:style-name="TableRowCell" office:value-type="string">
            <text:p text:style-name="Table_20_Contents">Scadenza di una condizione transitoria (luce, fuoco, etc)</text:p>
          </table:table-cell>
        </table:table-row>
        <table:table-row>
          <table:table-cell table:style-name="TableRowCell" office:value-type="string">
            <text:p text:style-name="Table_20_Contents">4</text:p>
          </table:table-cell>
          <table:table-cell table:style-name="TableRowCell" office:value-type="string">
            <text:p text:style-name="Table_20_Contents">Zona</text:p>
          </table:table-cell>
          <table:table-cell table:style-name="TableRowCell" office:value-type="string">
            <text:p text:style-name="Table_20_Contents">Cambiamento del campo di battaglia (o altri cambiamenti in zona)</text:p>
          </table:table-cell>
        </table:table-row>
        <table:table-row>
          <table:table-cell table:style-name="TableRowCell" office:value-type="string">
            <text:p text:style-name="Table_20_Contents">5</text:p>
          </table:table-cell>
          <table:table-cell table:style-name="TableRowCell" office:value-type="string">
            <text:p text:style-name="Table_20_Contents">Percezione</text:p>
          </table:table-cell>
          <table:table-cell table:style-name="TableRowCell" office:value-type="string">
            <text:p text:style-name="Table_20_Contents">Suggerimento o indizio sul prossimo incontro</text:p>
          </table:table-cell>
        </table:table-row>
        <table:table-row>
          <table:table-cell table:style-name="TableRowCell" office:value-type="string">
            <text:p text:style-name="Table_20_Contents">6</text:p>
          </table:table-cell>
          <table:table-cell table:style-name="TableRowCell" office:value-type="string">
            <text:p text:style-name="Table_20_Contents">Vantaggio</text:p>
          </table:table-cell>
          <table:table-cell table:style-name="TableRowCell" office:value-type="string">
            <text:p text:style-name="Table_20_Contents">Turno libero</text:p>
          </table:table-cell>
        </table:table-row>
      </table:table>
      <text:list text:style-name="L1">
        <text:list-item>
          <text:p text:style-name="P13"><text:span text:style-name="T1">Alcuni disastri (1d6)</text:span>: 1 invasione, 2 insurrezione, 3 incendio, 4 terremoto, 5 inondazione, 6 stella cadente</text:p>
        </text:list-item>
        <text:list-item>
          <text:p text:style-name="P13"><text:span text:style-name="T1">Alcune zone in dungeon (1d6)</text:span>: 1 ostruzione, 2-3 sigillare/aprire la porta, 4-5 deviare dell'acqua, 6 svelare un segreto</text:p>
        </text:list-item>
        <text:list-item>
          <text:p text:style-name="P13"><text:span text:style-name="T1">Usare il buon senso</text:span>: ignorare i risultati che non hanno senso nella fiction, ma solo per una volta.</text:p>
        </text:list-item>
        <text:list-item>
          <text:p text:style-name="P13"><text:span text:style-name="T1">Mantenere il tempo astratto</text:span>: raramente vale la pena di quantificare con precisione i dettagli</text:p>
        </text:list-item>
      </text:list>
      <text:h text:style-name="Heading_20_2" text:outline-level="2"><text:bookmark-start text:name="mosse-e-condizioni"/>Mosse e Condizioni<text:bookmark-end text:name="mosse-e-condizioni"/></text:h>
      <text:p text:style-name="First_20_paragraph">Le <text:span text:style-name="T1">Mosse</text:span> rappresentano azioni rilevanti per il contesto narrativo corrente, come ad esempio l'esplorazione di un tratto di palude senza sentieri. Le <text:span text:style-name="T1">Condizioni</text:span> rappresentano la persistenza di uno stato transitorio, come l'affaticamente dell'avventuriero. Le Condizioni possono essere applicate ad aree, gruppi o individui. Il rigore di definizione delle Condizioni è una questione di stile. Dei gettoni possono essere d'aiuto. Gli elenchi di Mosse e Condizioni riportati di seguito sono suggerimenti piuttosto che completi. Improvvisare altre Mosse in modo opportuno, in base alle decisioni dell'arbitro.</text:p>
      <text:p text:style-name="Text_20_body">I <text:span text:style-name="T2">turni nel rifugio</text:span> rappresentano diversi giorni o settimane di riposo e recupero.</text:p>
      <text:list text:style-name="L2">
        <text:list-item>
          <text:p text:style-name="P14"><text:span text:style-name="T1">Mosse libere nel rifugio</text:span>: avanzare/aumentare di livello, preparare incantesimi, recuperare, reclutare, rifornire.</text:p>
        </text:list-item>
        <text:list-item>
          <text:p text:style-name="P14"><text:span text:style-name="T1">Mosse complete nel rifugio</text:span>: creare equipaggiamento, scrivere pergamene, condurre ricerche.</text:p>
        </text:list-item>
        <text:list-item>
          <text:p text:style-name="P14"><text:span text:style-name="T1">Condizioni di rifugio</text:span>: maledizione, carestia, pestilenza, penuria, assedio, inverno.</text:p>
        </text:list-item>
      </text:list>
      <text:p text:style-name="First_20_paragraph">I <text:span text:style-name="T2">turni nelle terre selvagge</text:span> rappresentano il viaggio e l'accamparsi, durano approssimativamente un giorno e una notte. Per completare un turno nelle terre selvagge è necessario consumare una razione o prendere la condizione di esaurimento, oltre a tirare il dado di rischio. Chi è già esausto, all'inizio di un turno nelle terre selvagge subisce un danno minore (1 HP). Determinare casualmente se i contrattempi avvengono di giorno o di notte.</text:p>
      <text:list text:style-name="L3">
        <text:list-item>
          <text:p text:style-name="P15"><text:span text:style-name="T1">Mosse libere nella natura selvaggia</text:span>: accesso a un punto di riferimento noto nell'area corrente, effettuare un sopralluogo nelle aree adiacenti.</text:p>
        </text:list-item>
        <text:list-item>
          <text:p text:style-name="P15"><text:span text:style-name="T1">Mosse complete nella natura selvaggia</text:span>: recarsi nell'area adiacente, cercare, esplorare, cacciare, seguire le tracce</text:p>
        </text:list-item>
        <text:list-item>
          <text:p text:style-name="P15"><text:span text:style-name="T1">Condizioni della natura selvaggia</text:span>: stanchezza, perdersi</text:p>
        </text:list-item>
      </text:list>
      <text:p text:style-name="First_20_paragraph"><text:span text:style-name="T1">Perdersi</text:span>: Il viaggio non è più un'opzione. Usare la ricerca per localizzare un punto di riferimento, rimuovendo la condizione "perdersi" in caso di successo.</text:p>
      <text:p text:style-name="Text_20_body">I <text:span text:style-name="T2">turni nel dungeon</text:span> rappresentano l'esplorazione a scala architettonica, e dura approssimativamente decine di minuti o qualche ora, ipotizzando un'esplorazione attenta in luoghi ostili.</text:p>
      <text:list text:style-name="L4">
        <text:list-item>
          <text:p text:style-name="P16"><text:span text:style-name="T1">Mosse libere nel dungeon</text:span>: guardare sotto un tappeto, aprire una porta non bloccata, tirare una leva.</text:p>
        </text:list-item>
        <text:list-item>
          <text:p text:style-name="P16"><text:span text:style-name="T1">Mosse complete nel dungeon</text:span>: arrampicarsi, forzare una porta, spostarsi in un'area adiacente, scassinare una serratura, cercare.</text:p>
        </text:list-item>
        <text:list-item>
          <text:p text:style-name="P16"><text:span text:style-name="T1">Condizionamento nel dungeon</text:span>: lume di candela, torcia, sovraccarico</text:p>
        </text:list-item>
      </text:list>
      <text:p text:style-name="First_20_paragraph">I <text:span text:style-name="T2">turni di combattimento</text:span> rappresentano azioni tattiche che si svolgono nell'arco di secondi o minuti.</text:p>
      <text:list text:style-name="L5">
        <text:list-item>
          <text:p text:style-name="P17"><text:span text:style-name="T1">Mosse libere di combattimento</text:span>: gridare un comando, lasciar cadere un oggetto,</text:p>
        </text:list-item>
        <text:list-item>
          <text:p text:style-name="P17"><text:span text:style-name="T1">Mosse complete di combattimento</text:span>: sparare, incantesimo, colpire, lanciare, ritirarsi</text:p>
        </text:list-item>
        <text:list-item>
          <text:p text:style-name="P17"><text:span text:style-name="T1">Condizioni di combattimento</text:span>: bruciare, difendere, afferrare, proni</text:p>
        </text:list-item>
      </text:list>
      <text:p text:style-name="First_20_paragraph"><text:span text:style-name="T2">Note e ulteriori letture</text:span></text:p>
      <text:list text:style-name="L6">
        <text:list-item>
          <text:p text:style-name="P18">Considerate l'utilizzo di un semplice sistema di ingombro basato sugli slot, come ad esempio un oggetto per ogni punto di forza.</text:p>
        </text:list-item>
        <text:list-item>
          <text:p text:style-name="P18">I risultati delle zone funzionano meglio se si progettano aree con conti alla rovescia o aspetti che possono passare da uno stato all'altro.</text:p>
        </text:list-item>
        <text:list-item>
          <text:p text:style-name="P18">I sostituisco l'iniziativa tradizionale con il dado di rischio di combattiment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